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931cm" fo:margin-right="0cm" fo:text-indent="0cm" style:auto-text-indent="false">
        <style:tab-stops/>
      </style:paragraph-properties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Standard" style:list-style-name="L1">
      <style:paragraph-properties fo:margin-left="1.931cm" fo:margin-right="0cm" fo:text-indent="1.931cm" style:auto-text-indent="false">
        <style:tab-stops/>
      </style:paragraph-properties>
    </style:style>
    <style:style style:name="P8" style:family="paragraph" style:parent-style-name="Standard" style:list-style-name="L1">
      <style:paragraph-properties fo:margin-left="1.931cm" fo:margin-right="0cm" fo:text-indent="0cm" style:auto-text-indent="false">
        <style:tab-stops/>
      </style:paragraph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1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ration one <text:tab/><text:tab/>Duration : 2 weeks<text:tab/><text:tab/><text:tab/><text:tab/>Deadline: 7/03/2014</text:p>
      <text:list xml:id="list8579512001" text:style-name="L1">
        <text:list-item>
          <text:list>
            <text:list-item>
              <text:list>
                <text:list-item>
                  <text:p text:style-name="P3">Get the server up and running.</text:p>
                </text:list-item>
                <text:list-item>
                  <text:p text:style-name="P3">Get the android client working.</text:p>
                </text:list-item>
                <text:list-item>
                  <text:p text:style-name="P3">Get the communication between client and server working</text:p>
                </text:list-item>
                <text:list-item>
                  <text:p text:style-name="P3">On receiving the command, the server should be able to install the programs remotely to the motes</text:p>
                  <text:list>
                    <text:list-item>
                      <text:p text:style-name="P3">Decision has to be made regarding whether running <text:s/>the commands as a shell script inside a python web-server makes sense.</text:p>
                    </text:list-item>
                    <text:list-item>
                      <text:p text:style-name="P3">Should I have to rethink the server http server realization</text:p>
                    </text:list-item>
                  </text:list>
                </text:list-item>
                <text:list-item>
                  <text:p text:style-name="P3">Testing and documentation</text:p>
                </text:list-item>
              </text:list>
            </text:list-item>
          </text:list>
          <text:p text:style-name="P5"/>
          <text:p text:style-name="P5">Iteration two <text:tab/><text:tab/>Duration: 1 week (Priority based)<text:tab/><text:tab/><text:tab/>Deadline:17/03/2014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1. <text:s/>Show the status of the installation</text:p>
                          <text:p text:style-name="P7">2. Send back the output generated by the program back the user.</text:p>
                        </text:list-header>
                      </text:list>
                      <text:p text:style-name="P8">3. More specifically, A architecture decision has to be taken regarding how the data is transferred back to the user. This consumes a lot of effort since it is also dependent on the step 4 of iteration one. </text:p>
                    </text:list-item>
                  </text:list>
                </text:list-item>
              </text:list>
            </text:list-item>
          </text:list>
        </text:list-item>
      </text:list>
      <text:p text:style-name="P2">4 . Testing and documentation.</text:p>
      <text:list xml:id="list62386717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8"><text:s text:c="2"/>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1">Buffer : 1 week</text:p>
      <text:p text:style-name="P1">Hard Deadline for testing: <text:s/>24/03/2014</text:p>
      <text:p text:style-name="P1"/>
      <text:p text:style-name="P1">Documentation Deadline: 28/03/2014 </text:p>
      <text:p text:style-name="P1">submission date : 31/03/2014</text:p>
      <text:p text:style-name="P1"/>
      <text:p text:style-name="P1"/>
      <text:p text:style-name="P1"/>
      <text:p text:style-name="P1"/>
      <text:p text:style-name="P1"/>
      <text:p text:style-name="P1">Decisions made:</text:p>
      <text:list xml:id="list303794704" text:style-name="L2">
        <text:list-item>
          <text:list>
            <text:list-item>
              <text:list>
                <text:list-item>
                  <text:p text:style-name="P6">– Client-server communication is over http and JSON files.</text:p>
                </text:list-item>
              </text:list>
            </text:list-item>
          </text:list>
        </text:list-item>
      </text:list>
      <text:p text:style-name="P1">21,2,14 <text:tab/>- Does it make sense to have a php, apache web server or a simple python server?. </text:p>
      <text:p text:style-name="P1">Get the server running by Sunda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kshith Hemashekar</meta:initial-creator>
    <meta:creation-date>2014-02-20T23:00:43</meta:creation-date>
    <dc:date>2014-02-21T13:17:12</dc:date>
    <dc:creator>Dikshith Hemashekar</dc:creator>
    <meta:editing-duration>PT18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22" meta:word-count="206" meta:character-count="1222" meta:non-whitespace-character-count="1026"/>
  </office:meta>
</office:document-meta>
</file>